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8.5cm" style:rel-column-width="4819*"/>
    </style:style>
    <style:style style:name="Table1.1" style:family="table-row">
      <style:table-row-properties style:min-row-height="0.815cm" fo:background-color="transparent">
        <style:background-image/>
      </style:table-row-properties>
    </style:style>
    <style:style style:name="Table1.A1" style:family="table-cell">
      <style:table-cell-properties fo:padding="0.097cm" fo:border-left="1.5pt solid #000000" fo:border-right="none" fo:border-top="1.5pt solid #000000" fo:border-bottom="1.5pt solid #000000"/>
    </style:style>
    <style:style style:name="Table1.B1" style:family="table-cell">
      <style:table-cell-properties fo:padding="0.097cm" fo:border="1.5pt solid #000000"/>
    </style:style>
    <style:style style:name="Table1.2" style:family="table-row">
      <style:table-row-properties style:min-row-height="0.815cm"/>
    </style:style>
    <style:style style:name="Table1.A2" style:family="table-cell">
      <style:table-cell-properties fo:padding="0.097cm" fo:border-left="1.5pt solid #000000" fo:border-right="none" fo:border-top="none" fo:border-bottom="1.5pt solid #000000"/>
    </style:style>
    <style:style style:name="Table1.B2" style:family="table-cell">
      <style:table-cell-properties fo:padding="0.097cm" fo:border-left="1.5pt solid #000000" fo:border-right="1.5pt solid #000000" fo:border-top="none" fo:border-bottom="1.5pt solid #000000"/>
    </style:style>
    <style:style style:name="Table1.3" style:family="table-row">
      <style:table-row-properties style:min-row-height="0.815cm"/>
    </style:style>
    <style:style style:name="Table1.4" style:family="table-row">
      <style:table-row-properties style:min-row-height="0.815cm"/>
    </style:style>
    <style:style style:name="Table1.5" style:family="table-row">
      <style:table-row-properties style:min-row-height="0.815cm"/>
    </style:style>
    <style:style style:name="Table1.6" style:family="table-row">
      <style:table-row-properties style:min-row-height="0.815cm"/>
    </style:style>
    <style:style style:name="Table1.7" style:family="table-row">
      <style:table-row-properties style:min-row-height="0.815cm"/>
    </style:style>
    <style:style style:name="Table2" style:family="table">
      <style:table-properties style:width="16.902cm" fo:margin-top="0cm" fo:margin-bottom="0cm" table:align="left" style:shadow="none" style:may-break-between-rows="true" style:writing-mode="page" table:border-model="collapsing"/>
    </style:style>
    <style:style style:name="Table2.A" style:family="table-column">
      <style:table-column-properties style:column-width="16.902cm"/>
    </style:style>
    <style:style style:name="Table2.1" style:family="table-row">
      <style:table-row-properties style:min-row-height="0.554cm" fo:keep-together="auto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02cm" fo:margin-top="0cm" fo:margin-bottom="0cm" table:align="left" style:shadow="none" style:may-break-between-rows="true" style:writing-mode="page" table:border-model="collapsing"/>
    </style:style>
    <style:style style:name="Table3.A" style:family="table-column">
      <style:table-column-properties style:column-width="16.902cm"/>
    </style:style>
    <style:style style:name="Table3.1" style:family="table-row">
      <style:table-row-properties style:min-row-height="0.554cm" fo:keep-together="auto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902cm" fo:margin-top="0cm" fo:margin-bottom="0cm" table:align="left" style:shadow="none" style:may-break-between-rows="true" style:writing-mode="page" table:border-model="collapsing"/>
    </style:style>
    <style:style style:name="Table4.A" style:family="table-column">
      <style:table-column-properties style:column-width="16.902cm"/>
    </style:style>
    <style:style style:name="Table4.1" style:family="table-row">
      <style:table-row-properties style:min-row-height="0.554cm" fo:keep-together="auto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rsid="000841ae" officeooo:paragraph-rsid="000841ae" style:font-size-asian="14pt" style:font-size-complex="14pt"/>
    </style:style>
    <style:style style:name="P2" style:family="paragraph" style:parent-style-name="Standard">
      <style:text-properties style:font-name="Times New Roman" fo:font-size="14pt" officeooo:rsid="000841ae" officeooo:paragraph-rsid="000a173e" style:font-size-asian="14pt" style:font-size-complex="14pt"/>
    </style:style>
    <style:style style:name="P3" style:family="paragraph" style:parent-style-name="Standard">
      <style:text-properties style:font-name="Times New Roman" fo:font-size="14pt" officeooo:rsid="000a173e" officeooo:paragraph-rsid="000a173e" style:font-size-asian="14pt" style:font-size-complex="14pt"/>
    </style:style>
    <style:style style:name="P4" style:family="paragraph" style:parent-style-name="Standard">
      <style:text-properties officeooo:paragraph-rsid="000a173e"/>
    </style:style>
    <style:style style:name="P5" style:family="paragraph" style:parent-style-name="Table_20_Contents">
      <style:text-properties style:font-name="Times New Roman" fo:font-size="14pt" officeooo:rsid="000841ae" officeooo:paragraph-rsid="000841ae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841ae" officeooo:paragraph-rsid="000841ae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Times New Roman" fo:font-size="12pt" officeooo:rsid="000841ae" officeooo:paragraph-rsid="000841ae" style:font-size-asian="12pt" style:font-size-complex="12pt"/>
    </style:style>
    <style:style style:name="P8" style:family="paragraph" style:parent-style-name="Table_20_Paragraph">
      <style:paragraph-properties fo:margin-left="0.189cm" fo:line-height="0.536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1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Paragraph">
      <style:paragraph-properties fo:margin-left="0.189cm" fo:line-height="0.531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1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Paragraph">
      <style:paragraph-properties fo:margin-left="0.189cm" fo:line-height="0.531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73e" officeooo:paragraph-rsid="000a1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letter-spacing="-0.004cm" fo:font-weight="bold" style:font-size-asian="14pt" style:font-weight-asian="bold"/>
    </style:style>
    <style:style style:name="T4" style:family="text">
      <style:text-properties fo:font-size="14pt" fo:letter-spacing="-0.019cm" fo:font-weight="bold" style:font-size-asian="14pt" style:font-weight-asian="bold"/>
    </style:style>
    <style:style style:name="T5" style:family="text">
      <style:text-properties fo:font-size="14pt" fo:letter-spacing="-0.009cm" fo:font-weight="bold" style:font-size-asian="14pt" style:font-weight-asian="bold"/>
    </style:style>
    <style:style style:name="T6" style:family="text">
      <style:text-properties fo:font-size="14pt" fo:letter-spacing="-0.025cm" fo:font-weight="bold" style:font-size-asian="14pt" style:font-weight-asian="bold"/>
    </style:style>
    <style:style style:name="T7" style:family="text">
      <style:text-properties fo:font-size="14pt" fo:letter-spacing="-0.011cm" fo:font-weight="bold" style:font-size-asian="14pt" style:font-weight-asian="bold"/>
    </style:style>
    <style:style style:name="T8" style:family="text">
      <style:text-properties fo:font-size="14pt" fo:letter-spacing="-0.026cm" fo:font-weight="bold" style:font-size-asian="14pt" style:font-weight-asian="bold"/>
    </style:style>
    <style:style style:name="T9" style:family="text">
      <style:text-properties fo:font-size="14pt" fo:letter-spacing="-0.018cm" fo:font-weight="bold" style:font-size-asian="14pt" style:font-weight-asian="bold"/>
    </style:style>
    <style:style style:name="T10" style:family="text">
      <style:text-properties fo:font-size="12pt" fo:letter-spacing="-0.004cm" style:font-size-asian="12pt"/>
    </style:style>
    <style:style style:name="T11" style:family="text">
      <style:text-properties fo:font-size="12pt" fo:letter-spacing="-0.004cm" officeooo:rsid="000a173e" style:font-size-asian="12pt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0a173e" style:font-size-asian="12pt"/>
    </style:style>
    <style:style style:name="T14" style:family="text">
      <style:text-properties fo:font-size="12pt" fo:letter-spacing="-0.009cm" style:font-size-asian="12pt"/>
    </style:style>
    <style:style style:name="T15" style:family="text">
      <style:text-properties fo:font-size="12pt" fo:letter-spacing="-0.007cm" style:font-size-asian="12pt"/>
    </style:style>
    <style:style style:name="T16" style:family="text">
      <style:text-properties fo:font-size="12pt" fo:letter-spacing="-0.007cm" officeooo:rsid="000a173e" style:font-size-asian="12pt"/>
    </style:style>
    <style:style style:name="T17" style:family="text">
      <style:text-properties fo:font-size="12pt" fo:letter-spacing="-0.007cm" officeooo:rsid="000a173e"/>
    </style:style>
    <style:style style:name="T18" style:family="text">
      <style:text-properties officeooo:rsid="000a173e"/>
    </style:style>
    <style:style style:name="T19" style:family="text">
      <style:text-properties fo:letter-spacing="-0.004cm"/>
    </style:style>
    <style:style style:name="T20" style:family="text">
      <style:text-properties fo:letter-spacing="-0.004cm" officeooo:rsid="000a173e"/>
    </style:style>
    <style:style style:name="T21" style:family="text">
      <style:text-properties fo:letter-spacing="-0.009cm"/>
    </style:style>
    <style:style style:name="T22" style:family="text">
      <style:text-properties fo:letter-spacing="-0.007cm"/>
    </style:style>
    <style:style style:name="T23" style:family="text">
      <style:text-properties fo:letter-spacing="-0.007cm" officeooo:rsid="000a17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st cases for booking movie tickets:</text:span></text:p>
      <text:p text:style-name="P1"><text:span text:style-name="T1"/></text:p>
      <text:p text:style-name="P1"><text:span text:style-name="T1">Bugs Identified:<text:line-break/></text:span></text:p>
      <text:p text:style-name="P1"><text:span text:style-name="T1"/></text:p>
      <text:p text:style-name="P1"><text:span text:style-name="T1"/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">BUG ID</text:p>
          </table:table-cell>
          <table:table-cell table:style-name="Table1.B1" office:value-type="string">
            <text:p text:style-name="P6">BUG NAME</text:p>
          </table:table-cell>
        </table:table-row>
        <table:table-row table:style-name="Table1.2">
          <table:table-cell table:style-name="Table1.A2" office:value-type="string">
            <text:p text:style-name="P7">MOV_<text:span text:style-name="T18">0</text:span>1</text:p>
          </table:table-cell>
          <table:table-cell table:style-name="Table1.B2" office:value-type="string">
            <text:p text:style-name="P7">Invalid Username/Password</text:p>
          </table:table-cell>
        </table:table-row>
        <table:table-row table:style-name="Table1.2">
          <table:table-cell table:style-name="Table1.A2" office:value-type="string">
            <text:p text:style-name="P7">MOV_<text:span text:style-name="T18">0</text:span>2</text:p>
          </table:table-cell>
          <table:table-cell table:style-name="Table1.B2" office:value-type="string">
            <text:p text:style-name="P5">Movie Not Found</text:p>
          </table:table-cell>
        </table:table-row>
        <table:table-row table:style-name="Table1.2">
          <table:table-cell table:style-name="Table1.A2" office:value-type="string">
            <text:p text:style-name="P7">MOV_<text:span text:style-name="T18">0</text:span>3</text:p>
          </table:table-cell>
          <table:table-cell table:style-name="Table1.B2" office:value-type="string">
            <text:p text:style-name="P5">Theater Not Found</text:p>
          </table:table-cell>
        </table:table-row>
        <table:table-row table:style-name="Table1.2">
          <table:table-cell table:style-name="Table1.A2" office:value-type="string">
            <text:p text:style-name="P7">MOV_<text:span text:style-name="T18">0</text:span>4</text:p>
          </table:table-cell>
          <table:table-cell table:style-name="Table1.B2" office:value-type="string">
            <text:p text:style-name="P5">Show Not Found</text:p>
          </table:table-cell>
        </table:table-row>
        <table:table-row table:style-name="Table1.2">
          <table:table-cell table:style-name="Table1.A2" office:value-type="string">
            <text:p text:style-name="P7">MOV_<text:span text:style-name="T18">0</text:span>5</text:p>
          </table:table-cell>
          <table:table-cell table:style-name="Table1.B2" office:value-type="string">
            <text:p text:style-name="P5">Invalid Seats </text:p>
          </table:table-cell>
        </table:table-row>
        <table:table-row table:style-name="Table1.2">
          <table:table-cell table:style-name="Table1.A2" office:value-type="string">
            <text:p text:style-name="P7">MOV_<text:span text:style-name="T18">0</text:span>6</text:p>
          </table:table-cell>
          <table:table-cell table:style-name="Table1.B2" office:value-type="string">
            <text:p text:style-name="P5">Payment Failed</text:p>
          </table:table-cell>
        </table:table-row>
      </table:table>
      <text:p text:style-name="P1"><text:span text:style-name="T1"/></text:p>
      <text:p text:style-name="P1"><text:span text:style-name="T1"/></text:p>
      <text:p text:style-name="P3"><text:span text:style-name="T1">Bug Report:</text:span></text:p>
      <text:p text:style-name="P2"><text:span text:style-name="T1"/></text:p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8" loext:marker-style-name="T12"><text:span text:style-name="T2">Bug</text:span><text:span text:style-name="T3"> </text:span><text:span text:style-name="T2">Id:</text:span><text:span text:style-name="T4"> </text:span><text:span text:style-name="T10">M</text:span><text:span text:style-name="T11">OV</text:span><text:span text:style-name="T10">_</text:span><text:span text:style-name="T20">0</text:span><text:span text:style-name="T10">1</text:span></text:p>
          </table:table-cell>
        </table:table-row>
        <table:table-row table:style-name="Table2.1">
          <table:table-cell table:style-name="Table2.A2" office:value-type="string">
            <text:p text:style-name="P9" loext:marker-style-name="T12"><text:span text:style-name="T2">Bug</text:span><text:span text:style-name="T5"> </text:span><text:span text:style-name="T2">Description:</text:span><text:span text:style-name="T6"> </text:span><text:span text:style-name="T12">Invalid</text:span><text:span text:style-name="T14"> </text:span><text:span text:style-name="T16">Username/Password</text:span></text:p>
          </table:table-cell>
        </table:table-row>
        <table:table-row table:style-name="Table2.1">
          <table:table-cell table:style-name="Table2.A2" office:value-type="string">
            <text:p text:style-name="P9" loext:marker-style-name="T12"><text:span text:style-name="T2">Steps</text:span><text:span text:style-name="T3"> </text:span><text:span text:style-name="T2">to</text:span><text:span text:style-name="T3"> </text:span><text:span text:style-name="T2">reproduce:</text:span><text:span text:style-name="T6"> </text:span></text:p>
            <text:p text:style-name="P9" loext:marker-style-name="T12"><text:span text:style-name="T12">1. </text:span><text:span text:style-name="T13">Enter Valid login credentials </text:span><text:span text:style-name="T10"><text:s/></text:span></text:p>
          </table:table-cell>
        </table:table-row>
        <table:table-row table:style-name="Table2.1">
          <table:table-cell table:style-name="Table2.A2" office:value-type="string">
            <text:p text:style-name="P8" loext:marker-style-name="T12"><text:span text:style-name="T2">Expected</text:span><text:span text:style-name="T7"> </text:span><text:span text:style-name="T2">Result:</text:span><text:span text:style-name="T8"> </text:span><text:span text:style-name="T12">Welcome</text:span><text:span text:style-name="T10"> Screen</text:span></text:p>
          </table:table-cell>
        </table:table-row>
        <table:table-row table:style-name="Table2.1">
          <table:table-cell table:style-name="Table2.A2" office:value-type="string">
            <text:p text:style-name="P9" loext:marker-style-name="T12"><text:span text:style-name="T2">Actual</text:span><text:span text:style-name="T5"> </text:span><text:span text:style-name="T2">Result:</text:span><text:span text:style-name="T6"> </text:span><text:span text:style-name="T12">Invalid</text:span><text:span text:style-name="T15"> </text:span><text:span text:style-name="T16">Username/</text:span><text:span text:style-name="T17">Password</text:span></text:p>
          </table:table-cell>
        </table:table-row>
        <table:table-row table:style-name="Table2.1">
          <table:table-cell table:style-name="Table2.A2" office:value-type="string">
            <text:p text:style-name="P9" loext:marker-style-name="T12"><text:span text:style-name="T2">Status:</text:span><text:span text:style-name="T9"> </text:span><text:span text:style-name="T10">Pass/Fail</text:span></text:p>
          </table:table-cell>
        </table:table-row>
      </table:table>
      <text:p text:style-name="P4"/>
      <text:p text:style-name="P4"/>
      <text:p text:style-name="P4"/>
      <text:p text:style-name="P4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8" loext:marker-style-name="T12"><text:span text:style-name="T2">Bug</text:span><text:span text:style-name="T3"> </text:span><text:span text:style-name="T2">Id:</text:span><text:span text:style-name="T4"> </text:span><text:span text:style-name="T19">M</text:span><text:span text:style-name="T20">OV</text:span><text:span text:style-name="T19">_</text:span><text:span text:style-name="T20">02</text:span></text:p>
          </table:table-cell>
        </table:table-row>
        <table:table-row table:style-name="Table3.1">
          <table:table-cell table:style-name="Table3.A2" office:value-type="string">
            <text:p text:style-name="P9" loext:marker-style-name="T12"><text:span text:style-name="T2">Bug</text:span><text:span text:style-name="T5"> </text:span><text:span text:style-name="T2">Description:</text:span><text:span text:style-name="T6"> </text:span><text:span text:style-name="T23">Movie Not Found</text:span></text:p>
          </table:table-cell>
        </table:table-row>
        <table:table-row table:style-name="Table3.1">
          <table:table-cell table:style-name="Table3.A2" office:value-type="string">
            <text:p text:style-name="P9" loext:marker-style-name="T12"><text:span text:style-name="T2">Steps</text:span><text:span text:style-name="T3"> </text:span><text:span text:style-name="T2">to</text:span><text:span text:style-name="T3"> </text:span><text:span text:style-name="T2">reproduce:</text:span><text:span text:style-name="T6"> </text:span></text:p>
            <text:p text:style-name="P9" loext:marker-style-name="T12">1. <text:span text:style-name="T18">Enter Valid login credentials </text:span></text:p>
            <text:p text:style-name="P9" loext:marker-style-name="T12"><text:span text:style-name="T20">2.</text:span><text:span text:style-name="T19"> </text:span><text:span text:style-name="T20">Welcome Screen Should be displayed</text:span></text:p>
            <text:p text:style-name="P10" loext:marker-style-name="T12"><text:span text:style-name="T20">3. </text:span><text:span text:style-name="T19">Enter The Movie name In The Search Bar</text:span></text:p>
          </table:table-cell>
        </table:table-row>
        <table:table-row table:style-name="Table3.1">
          <table:table-cell table:style-name="Table3.A2" office:value-type="string">
            <text:p text:style-name="P8" loext:marker-style-name="T12"><text:span text:style-name="T2">Expected</text:span><text:span text:style-name="T7"> </text:span><text:span text:style-name="T2">Result:</text:span><text:span text:style-name="T8"> </text:span><text:span text:style-name="T18">Ticket Booking Screen</text:span></text:p>
          </table:table-cell>
        </table:table-row>
        <table:table-row table:style-name="Table3.1">
          <table:table-cell table:style-name="Table3.A2" office:value-type="string">
            <text:p text:style-name="P9" loext:marker-style-name="T12"><text:span text:style-name="T2">Actual</text:span><text:span text:style-name="T5"> </text:span><text:span text:style-name="T2">Result:</text:span><text:span text:style-name="T6"> </text:span><text:span text:style-name="T23">Movie Not Found</text:span></text:p>
          </table:table-cell>
        </table:table-row>
        <table:table-row table:style-name="Table3.1">
          <table:table-cell table:style-name="Table3.A2" office:value-type="string">
            <text:p text:style-name="P9" loext:marker-style-name="T12"><text:span text:style-name="T2">Status:</text:span><text:span text:style-name="T9"> </text:span><text:span text:style-name="T19">Pass/Fail</text:span></text:p>
          </table:table-cell>
        </table:table-row>
      </table:table>
      <text:p text:style-name="P4"/>
      <text:p text:style-name="P4"/>
      <text:p text:style-name="P4"><text:soft-page-break/></text:p>
      <text:p text:style-name="P4"/>
      <text:p text:style-name="P4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8" loext:marker-style-name="T12"><text:span text:style-name="T2">Bug</text:span><text:span text:style-name="T3"> </text:span><text:span text:style-name="T2">Id:</text:span><text:span text:style-name="T4"> </text:span><text:span text:style-name="T19">M</text:span><text:span text:style-name="T20">OV</text:span><text:span text:style-name="T19">_</text:span><text:span text:style-name="T20">03</text:span></text:p>
          </table:table-cell>
        </table:table-row>
        <table:table-row table:style-name="Table4.1">
          <table:table-cell table:style-name="Table4.A2" office:value-type="string">
            <text:p text:style-name="P9" loext:marker-style-name="T12"><text:span text:style-name="T2">Bug</text:span><text:span text:style-name="T5"> </text:span><text:span text:style-name="T2">Description:</text:span><text:span text:style-name="T6"> </text:span>Invalid<text:span text:style-name="T21"> </text:span><text:span text:style-name="T23">Username/Password</text:span></text:p>
          </table:table-cell>
        </table:table-row>
        <table:table-row table:style-name="Table4.1">
          <table:table-cell table:style-name="Table4.A2" office:value-type="string">
            <text:p text:style-name="P9" loext:marker-style-name="T12"><text:span text:style-name="T2">Steps</text:span><text:span text:style-name="T3"> </text:span><text:span text:style-name="T2">to</text:span><text:span text:style-name="T3"> </text:span><text:span text:style-name="T2">reproduce:</text:span><text:span text:style-name="T6"> </text:span></text:p>
            <text:p text:style-name="P9" loext:marker-style-name="T12">1. <text:span text:style-name="T18">Enter Valid login credentials </text:span><text:span text:style-name="T19"><text:s/></text:span></text:p>
          </table:table-cell>
        </table:table-row>
        <table:table-row table:style-name="Table4.1">
          <table:table-cell table:style-name="Table4.A2" office:value-type="string">
            <text:p text:style-name="P8" loext:marker-style-name="T12"><text:span text:style-name="T2">Expected</text:span><text:span text:style-name="T7"> </text:span><text:span text:style-name="T2">Result:</text:span><text:span text:style-name="T8"> </text:span>Welcome<text:span text:style-name="T19"> Screen</text:span></text:p>
          </table:table-cell>
        </table:table-row>
        <table:table-row table:style-name="Table4.1">
          <table:table-cell table:style-name="Table4.A2" office:value-type="string">
            <text:p text:style-name="P9" loext:marker-style-name="T12"><text:span text:style-name="T2">Actual</text:span><text:span text:style-name="T5"> </text:span><text:span text:style-name="T2">Result:</text:span><text:span text:style-name="T6"> </text:span>Invalid<text:span text:style-name="T22"> </text:span><text:span text:style-name="T23">Username/Password</text:span></text:p>
          </table:table-cell>
        </table:table-row>
        <table:table-row table:style-name="Table4.1">
          <table:table-cell table:style-name="Table4.A2" office:value-type="string">
            <text:p text:style-name="P9" loext:marker-style-name="T12"><text:span text:style-name="T2">Status</text:span><text:span text:style-name="T3"> </text:span><text:span text:style-name="T2">:</text:span><text:span text:style-name="T9"> </text:span><text:span text:style-name="T19">Pass/Fail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4:06:22.366000000</meta:creation-date>
    <dc:date>2025-02-03T15:23:21.548000000</dc:date>
    <meta:editing-duration>PT1H16M58S</meta:editing-duration>
    <meta:editing-cycles>2</meta:editing-cycles>
    <meta:generator>LibreOffice/7.6.5.2$Windows_X86_64 LibreOffice_project/38d5f62f85355c192ef5f1dd47c5c0c0c6d6598b</meta:generator>
    <meta:document-statistic meta:table-count="4" meta:image-count="0" meta:object-count="0" meta:page-count="2" meta:paragraph-count="40" meta:word-count="129" meta:character-count="873" meta:non-whitespace-character-count="774"/>
  </office:meta>
</office:document-meta>
</file>